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882" officeooo:paragraph-rsid="00187882"/>
    </style:style>
    <style:style style:name="P2" style:family="paragraph" style:parent-style-name="Standard">
      <style:text-properties officeooo:rsid="0019fb4f" officeooo:paragraph-rsid="0019fb4f"/>
    </style:style>
    <style:style style:name="P3" style:family="paragraph" style:parent-style-name="Standard">
      <style:text-properties officeooo:rsid="001bd3d1" officeooo:paragraph-rsid="001bd3d1"/>
    </style:style>
    <style:style style:name="T1" style:family="text">
      <style:text-properties officeooo:rsid="001bd3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SKILLs</text:p>
      <text:p text:style-name="P1">26/10</text:p>
      <text:p text:style-name="P2">Travou? Sai do modo focado por um tempo. A melhor forma de resolver um problema é sair dele, variar o estímulo. → <text:span text:style-name="T1">Modo focado x modo difuso.</text:span></text:p>
      <text:p text:style-name="P3">Comece pelo mais difícil. Intercale entre fácil e difíci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6T14:03:01.233109727</meta:creation-date>
    <dc:date>2021-10-26T21:14:25.110280133</dc:date>
    <meta:editing-duration>PT6H51M14S</meta:editing-duration>
    <meta:editing-cycles>2</meta:editing-cycles>
    <meta:generator>LibreOffice/7.2.2.2$Linux_X86_64 LibreOffice_project/02b2acce88a210515b4a5bb2e46cbfb63fe97d56</meta:generator>
    <meta:document-statistic meta:table-count="0" meta:image-count="0" meta:object-count="0" meta:page-count="1" meta:paragraph-count="4" meta:word-count="38" meta:character-count="213" meta:non-whitespace-character-count="179"/>
  </office:meta>
</office:document-meta>
</file>